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25in" style:auto-text-indent="false"/>
      <style:text-properties officeooo:paragraph-rsid="0006c4e6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06c4e6"/>
    </style:style>
    <style:style style:name="P3" style:family="paragraph" style:parent-style-name="Text_20_body">
      <style:paragraph-properties fo:padding="0.0193in" fo:border="0.06pt solid #d9d9e3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06c4e6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Вопросы к тексту:</text:span></text:p>
      <text:p text:style-name="P1"><text:span text:style-name="T1">1) Какое утверждение, по мнению Сартра, выражает сущность экзистенциализма? Почему?</text:span></text:p>
      <text:p text:style-name="P4"><text:span text:style-name="T1"/></text:p>
      <text:p text:style-name="P4"><text:span text:style-name="T1">Сартр считал, что сущность экзистенциализма заключается в том, что существование предшествует сути. Он утверждал, что в отличие от других философских школ, которые считали, что существует некоторая вечная и неизменная сущность, определяющая каждого человека, экзистенциализм утверждает, что мы сами создаем свой смысл и ценности в жизни.</text:span></text:p>
      <text:p text:style-name="P3">Для Сартра человек не имеет заранее заданной сути или смысла, а лишь существует в мире, который является бессмысленным и неопределенным. Человек сам выбирает свой путь и определяет свою судьбу, создавая собственный смысл своей жизни. Эта свобода и ответственность за свои действия и выборы являются центральными идеями экзистенциализма.</text:p>
      <text:p text:style-name="P3">Таким образом, экзистенциализм представляет собой философию, которая ставит личность человека и его свободу на первый план, а не подчиняет его волю какой-либо внешней сущности.</text:p>
      <text:p text:style-name="P1"><text:span text:style-name="T1">2) Что означает высказывание «человек − это проект»?</text:span></text:p>
      <text:p text:style-name="P2"><text:span text:style-name="T1"/></text:p>
      <text:p text:style-name="P4"><text:span text:style-name="T1">Высказывание "человек - это проект" относится к философской концепции экзистенциализма. Эта концепция утверждает, что человек не имеет заранее определенного смысла или цели в жизни, и что он должен сам создавать свой смысл и ценности.</text:span></text:p>
      <text:p text:style-name="P3">Согласно экзистенциализму, каждый человек - это проект, который он сам создает. Человек свободен выбирать свой путь и направление в жизни, он сам определяет свои цели и стремления. Он не является готовым продуктом или результатом, а скорее постоянно развивающимся процессом.</text:p>
      <text:p text:style-name="P3">Эта идея подчеркивает важность свободы и ответственности каждого человека за свою жизнь и выборы. Человек должен осознать, что он создает свой проект сам и что он не может полагаться на внешние обстоятельства или власть, чтобы определить свою жизнь.</text:p>
      <text:p text:style-name="P1"><text:span text:style-name="T1">3) В чем выражается свобода человека? Имеет ли она ограничения?</text:span></text:p>
      <text:p text:style-name="P4"><text:span text:style-name="T1"/></text:p>
      <text:p text:style-name="P4"><text:span text:style-name="T1">Свобода человека, согласно концепции экзистенциализма, заключается в том, что он свободен выбирать свой путь и направление в жизни, он сам определяет свои цели и стремления. Человек не имеет заранее определенного смысла или цели в жизни, и он должен сам создавать свой смысл и ценности.</text:span></text:p>
      <text:p text:style-name="P3">Однако, существуют ограничения свободы человека. Эти ограничения происходят от внешних факторов, таких как законы, общественные нормы и культурные традиции, которые могут ограничивать свободу выбора человека. Также, существуют внутренние ограничения, такие как болезни или психологические проблемы, которые могут препятствовать свободе человека в выборе своего пути в жизни.</text:p>
      <text:p text:style-name="P3">Экзистенциализм подчеркивает, что свобода человека не должна использоваться для ущемления свободы других людей или нанесения вреда обществу. Человек несет ответственность за свои действия и выборы, и должен быть готов принять последствия своих действий.</text:p>
      <text:p text:style-name="P2"><text:span text:style-name="T1"/></text:p>
      <text:p text:style-name="P1"><text:span text:style-name="T1">4) Как характеризуют экзистенцию тревога, заброшенность и отчаяние?</text:span></text:p>
      <text:p text:style-name="P2"><text:soft-page-break/><text:span text:style-name="T1"/></text:p>
      <text:p text:style-name="P4"><text:span text:style-name="T1">Тревога, заброшенность и отчаяние - это три главных аспекта экзистенции, которые акцентируют внимание экзистенциалистов на том, что человеческая жизнь неизбежно связана с переживанием этих состояний.</text:span></text:p>
      <text:p text:style-name="P3">Тревога возникает из-за неопределенности и неуверенности в будущем. Человек всегда находится в состоянии поиска своего места в мире и своего пути в жизни. Неопределенность и непредсказуемость будущего вызывают тревогу, которая постоянно присутствует в жизни человека.</text:p>
      <text:p text:style-name="P3">Заброшенность является еще одним аспектом экзистенции, который характеризуется тем, что человек осознает свою одиночественность и отсутствие связи с внешним миром. Человек постоянно стремится к связи и взаимодействию с другими людьми, но при этом он всегда осознает свою изолированность и отчужденность от окружающей среды.</text:p>
      <text:p text:style-name="P3">Отчаяние возникает в результате осознания человеком своей смертности и временности существования. Человек понимает, что его жизнь не бесконечна, и что он должен использовать свой короткий срок на земле наилучшим образом.</text:p>
      <text:p text:style-name="P3">Эти состояния являются негативными, но экзистенциалисты утверждают, что они также могут стать источником мотивации и вдохновения для человека. Они помогают человеку осознать свою свободу и ответственность за свою жизнь и выборы, и приводят к тому, что он начинает ценить свои возможности и жить более осознанно.</text:p>
      <text:p text:style-name="P2"><text:span text:style-name="T1"/></text:p>
      <text:p text:style-name="P1"><text:span text:style-name="T1">5) В чем заключается гуманистический характер экзистенциализма?</text:span></text:p>
      <text:p text:style-name="P1"><text:span text:style-name="T1"/></text:p>
      <text:p text:style-name="P4"><text:span text:style-name="T1">Экзистенциализм и гуманизм - это два философских направления, которые имеют сходства и различия. Одним из основных сходств экзистенциализма и гуманизма является то, что они оба сосредоточены на человеке и его месте в мире.</text:span></text:p>
      <text:p text:style-name="P3">Гуманистический характер экзистенциализма заключается в том, что он подчеркивает важность человека, его свободы и индивидуальности. Экзистенциализм признает, что каждый человек уникален и имеет право на свою собственную жизнь и свободу выбора. Он ставит человека в центр всего, что происходит в мире и подчеркивает, что человек должен быть главным архитектором своей судьбы.</text:p>
      <text:p text:style-name="P3">Гуманистический характер экзистенциализма также выражается в его подходе к морали и этике. Он утверждает, что человек должен принимать ответственность за свои действия и выборы, и что эти выборы должны основываться на уважении к другим людям и на свободе, которую они тоже имеют.</text:p>
      <text:p text:style-name="P3">В целом, гуманистический характер экзистенциализма обращает внимание на ценность и значимость человеческой жизни и индивидуальности. Он признает, что каждый человек имеет свои уникальные ценности, и что их уважение и защита являются ключевыми аспектами гуманизма в экзистенциализме.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3:09:38.101281427</meta:creation-date>
    <meta:generator>LibreOffice/7.4.5.1$Linux_X86_64 LibreOffice_project/40$Build-1</meta:generator>
    <dc:date>2023-04-03T13:16:15.843148892</dc:date>
    <meta:editing-duration>PT6M34S</meta:editing-duration>
    <meta:editing-cycles>8</meta:editing-cycles>
    <meta:document-statistic meta:table-count="0" meta:image-count="0" meta:object-count="0" meta:page-count="2" meta:paragraph-count="24" meta:word-count="736" meta:character-count="5341" meta:non-whitespace-character-count="4629"/>
  </office:meta>
</office:document-meta>
</file>